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ight" svg:font-family="'Avenir Light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98cm"/>
    </style:style>
    <style:style style:name="co2" style:family="table-column">
      <style:table-column-properties fo:break-before="auto" style:column-width="5.098cm"/>
    </style:style>
    <style:style style:name="co3" style:family="table-column">
      <style:table-column-properties fo:break-before="auto" style:column-width="4.396cm"/>
    </style:style>
    <style:style style:name="co4" style:family="table-column">
      <style:table-column-properties fo:break-before="auto" style:column-width="2.522cm"/>
    </style:style>
    <style:style style:name="co5" style:family="table-column">
      <style:table-column-properties fo:break-before="auto" style:column-width="2.713cm"/>
    </style:style>
    <style:style style:name="co6" style:family="table-column">
      <style:table-column-properties fo:break-before="auto" style:column-width="3.528cm"/>
    </style:style>
    <style:style style:name="co7" style:family="table-column">
      <style:table-column-properties fo:break-before="auto" style:column-width="3.228cm"/>
    </style:style>
    <style:style style:name="co8" style:family="table-column">
      <style:table-column-properties fo:break-before="auto" style:column-width="5.7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style:font-name="Avenir Light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50">
      <style:text-properties style:font-name="Avenir Light" fo:font-size="12pt" style:font-size-asian="12pt" style:font-size-complex="12pt"/>
    </style:style>
    <style:style style:name="ce3" style:family="table-cell" style:parent-style-name="Default">
      <style:text-properties style:font-name="Avenir Light" fo:font-size="12pt" style:font-size-asian="12pt" style:font-size-complex="12pt"/>
    </style:style>
    <style:style style:name="ce4" style:family="table-cell" style:parent-style-name="Default">
      <style:text-properties style:font-name="Avenir Light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spreadsheet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8" table:default-cell-style-name="Default"/>
        <table:table-column table:style-name="co8" table:default-cell-style-name="ce3"/>
        <table:table-column table:style-name="co9" table:number-columns-repeated="1012" table:default-cell-style-name="ce3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Algo</text:p>
          </table:table-cell>
          <table:table-cell table:style-name="ce1" office:value-type="string">
            <text:p>Revision</text:p>
          </table:table-cell>
          <table:table-cell table:style-name="ce1" office:value-type="string">
            <text:p># Threads</text:p>
          </table:table-cell>
          <table:table-cell table:style-name="ce1" office:value-type="string">
            <text:p>Parameters</text:p>
          </table:table-cell>
          <table:table-cell table:style-name="ce1" office:value-type="string">
            <text:p>Graph</text:p>
          </table:table-cell>
          <table:table-cell table:style-name="ce1" office:value-type="string">
            <text:p>Running (ms)</text:p>
          </table:table-cell>
          <table:table-cell table:style-name="ce1" office:value-type="string">
            <text:p># clusters</text:p>
          </table:table-cell>
          <table:table-cell table:style-name="ce1" office:value-type="string">
            <text:p>Modularity</text:p>
          </table:table-cell>
          <table:table-cell table:style-name="ce4" office:value-type="string">
            <text:p>Remark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style-name="ce2" office:value-type="date" office:date-value="2013-02-07T18:30:30">
            <text:p>07.02.13 18:30</text:p>
          </table:table-cell>
          <table:table-cell office:value-type="string">
            <text:p>LabelPropagation</text:p>
          </table:table-cell>
          <table:table-cell office:value-type="string">
            <text:p>346:7dc3e7d42b40</text:p>
          </table:table-cell>
          <table:table-cell office:value-type="string">
            <text:p>max</text:p>
          </table:table-cell>
          <table:table-cell/>
          <table:table-cell office:value-type="string">
            <text:p>celegans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0.0639304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style-name="ce2" office:value-type="date" office:date-value="2013-02-07T18:30:30">
            <text:p>07.02.13 18:30</text:p>
          </table:table-cell>
          <table:table-cell office:value-type="string">
            <text:p>LabelPropagation</text:p>
          </table:table-cell>
          <table:table-cell office:value-type="string">
            <text:p>346:7dc3e7d42b41</text:p>
          </table:table-cell>
          <table:table-cell office:value-type="string">
            <text:p>max</text:p>
          </table:table-cell>
          <table:table-cell/>
          <table:table-cell office:value-type="string">
            <text:p>polblogs</text:p>
          </table:table-cell>
          <table:table-cell office:value-type="float" office:value="7">
            <text:p>7</text:p>
          </table:table-cell>
          <table:table-cell office:value-type="float" office:value="271">
            <text:p>271</text:p>
          </table:table-cell>
          <table:table-cell office:value-type="string">
            <text:p>0.42596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2-07T18:30:30">
            <text:p>07.02.13 18:30</text:p>
          </table:table-cell>
          <table:table-cell office:value-type="string">
            <text:p>LabelPropagation</text:p>
          </table:table-cell>
          <table:table-cell office:value-type="string">
            <text:p>346:7dc3e7d42b42</text:p>
          </table:table-cell>
          <table:table-cell office:value-type="string">
            <text:p>max</text:p>
          </table:table-cell>
          <table:table-cell/>
          <table:table-cell office:value-type="string">
            <text:p>email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0.32266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2-07T18:30:30">
            <text:p>07.02.13 18:30</text:p>
          </table:table-cell>
          <table:table-cell office:value-type="string">
            <text:p>LabelPropagation</text:p>
          </table:table-cell>
          <table:table-cell office:value-type="string">
            <text:p>346:7dc3e7d42b43</text:p>
          </table:table-cell>
          <table:table-cell office:value-type="string">
            <text:p>max</text:p>
          </table:table-cell>
          <table:table-cell/>
          <table:table-cell office:value-type="string">
            <text:p>power</text:p>
          </table:table-cell>
          <table:table-cell office:value-type="float" office:value="23">
            <text:p>23</text:p>
          </table:table-cell>
          <table:table-cell office:value-type="float" office:value="463">
            <text:p>463</text:p>
          </table:table-cell>
          <table:table-cell office:value-type="string">
            <text:p>0.805351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2-07T18:30:30">
            <text:p>07.02.13 18:30</text:p>
          </table:table-cell>
          <table:table-cell office:value-type="string">
            <text:p>LabelPropagation</text:p>
          </table:table-cell>
          <table:table-cell office:value-type="string">
            <text:p>346:7dc3e7d42b44</text:p>
          </table:table-cell>
          <table:table-cell office:value-type="string">
            <text:p>max</text:p>
          </table:table-cell>
          <table:table-cell/>
          <table:table-cell office:value-type="string">
            <text:p>pgp</text:p>
          </table:table-cell>
          <table:table-cell office:value-type="float" office:value="28">
            <text:p>28</text:p>
          </table:table-cell>
          <table:table-cell office:value-type="float" office:value="1075">
            <text:p>1075</text:p>
          </table:table-cell>
          <table:table-cell office:value-type="string">
            <text:p>0.794348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2-07T18:30:30">
            <text:p>07.02.13 18:30</text:p>
          </table:table-cell>
          <table:table-cell office:value-type="string">
            <text:p>LabelPropagation</text:p>
          </table:table-cell>
          <table:table-cell office:value-type="string">
            <text:p>346:7dc3e7d42b45</text:p>
          </table:table-cell>
          <table:table-cell office:value-type="string">
            <text:p>max</text:p>
          </table:table-cell>
          <table:table-cell/>
          <table:table-cell office:value-type="string">
            <text:p>preferentialAttachment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2-07T18:30:30">
            <text:p>07.02.13 18:30</text:p>
          </table:table-cell>
          <table:table-cell office:value-type="string">
            <text:p>LabelPropagation</text:p>
          </table:table-cell>
          <table:table-cell office:value-type="string">
            <text:p>346:7dc3e7d42b46</text:p>
          </table:table-cell>
          <table:table-cell office:value-type="string">
            <text:p>max</text:p>
          </table:table-cell>
          <table:table-cell/>
          <table:table-cell office:value-type="string">
            <text:p>as</text:p>
          </table:table-cell>
          <table:table-cell office:value-type="float" office:value="105">
            <text:p>105</text:p>
          </table:table-cell>
          <table:table-cell office:value-type="float" office:value="231">
            <text:p>231</text:p>
          </table:table-cell>
          <table:table-cell office:value-type="string">
            <text:p>0.5086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2-07T18:30:30">
            <text:p>07.02.13 18:30</text:p>
          </table:table-cell>
          <table:table-cell office:value-type="string">
            <text:p>LabelPropagation</text:p>
          </table:table-cell>
          <table:table-cell office:value-type="string">
            <text:p>346:7dc3e7d42b47</text:p>
          </table:table-cell>
          <table:table-cell office:value-type="string">
            <text:p>max</text:p>
          </table:table-cell>
          <table:table-cell/>
          <table:table-cell office:value-type="string">
            <text:p>logn16</text:p>
          </table:table-cell>
          <table:table-cell office:value-type="float" office:value="113">
            <text:p>113</text:p>
          </table:table-cell>
          <table:table-cell office:value-type="float" office:value="10217">
            <text:p>10217</text:p>
          </table:table-cell>
          <table:table-cell office:value-type="string">
            <text:p>8.14308e-0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2-07T18:30:30">
            <text:p>07.02.13 18:30</text:p>
          </table:table-cell>
          <table:table-cell office:value-type="string">
            <text:p>LabelPropagation</text:p>
          </table:table-cell>
          <table:table-cell office:value-type="string">
            <text:p>346:7dc3e7d42b48</text:p>
          </table:table-cell>
          <table:table-cell office:value-type="string">
            <text:p>max</text:p>
          </table:table-cell>
          <table:table-cell/>
          <table:table-cell office:value-type="string">
            <text:p>G_n_pin_pout</text:p>
          </table:table-cell>
          <table:table-cell office:value-type="float" office:value="143">
            <text:p>143</text:p>
          </table:table-cell>
          <table:table-cell office:value-type="float" office:value="6">
            <text:p>6</text:p>
          </table:table-cell>
          <table:table-cell office:value-type="string">
            <text:p>0.97262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2-07T18:30:30">
            <text:p>07.02.13 18:30</text:p>
          </table:table-cell>
          <table:table-cell office:value-type="string">
            <text:p>LabelPropagation</text:p>
          </table:table-cell>
          <table:table-cell office:value-type="string">
            <text:p>346:7dc3e7d42b49</text:p>
          </table:table-cell>
          <table:table-cell office:value-type="string">
            <text:p>max</text:p>
          </table:table-cell>
          <table:table-cell/>
          <table:table-cell office:value-type="string">
            <text:p>coAuthorsCiteseer</text:p>
          </table:table-cell>
          <table:table-cell office:value-type="float" office:value="521">
            <text:p>521</text:p>
          </table:table-cell>
          <table:table-cell office:value-type="float" office:value="14405">
            <text:p>14405</text:p>
          </table:table-cell>
          <table:table-cell office:value-type="string">
            <text:p>0.783527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2-07T18:30:30">
            <text:p>07.02.13 18:30</text:p>
          </table:table-cell>
          <table:table-cell office:value-type="string">
            <text:p>LabelPropagation</text:p>
          </table:table-cell>
          <table:table-cell office:value-type="string">
            <text:p>346:7dc3e7d42b50</text:p>
          </table:table-cell>
          <table:table-cell office:value-type="string">
            <text:p>max</text:p>
          </table:table-cell>
          <table:table-cell/>
          <table:table-cell office:value-type="string">
            <text:p>logn20</text:p>
          </table:table-cell>
          <table:table-cell office:value-type="float" office:value="1932">
            <text:p>1932</text:p>
          </table:table-cell>
          <table:table-cell office:value-type="float" office:value="253382">
            <text:p>253382</text:p>
          </table:table-cell>
          <table:table-cell office:value-type="string">
            <text:p>2.06184e-06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2-07T18:30:30">
            <text:p>07.02.13 18:30</text:p>
          </table:table-cell>
          <table:table-cell office:value-type="string">
            <text:p>LabelPropagation</text:p>
          </table:table-cell>
          <table:table-cell office:value-type="string">
            <text:p>346:7dc3e7d42b51</text:p>
          </table:table-cell>
          <table:table-cell office:value-type="string">
            <text:p>max</text:p>
          </table:table-cell>
          <table:table-cell/>
          <table:table-cell office:value-type="string">
            <text:p>coPapersDBLP</text:p>
          </table:table-cell>
          <table:table-cell office:value-type="float" office:value="2025">
            <text:p>2025</text:p>
          </table:table-cell>
          <table:table-cell office:value-type="float" office:value="15764">
            <text:p>15764</text:p>
          </table:table-cell>
          <table:table-cell office:value-type="string">
            <text:p>0.749985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2-07T18:30:30">
            <text:p>07.02.13 18:30</text:p>
          </table:table-cell>
          <table:table-cell office:value-type="string">
            <text:p>LabelPropagation</text:p>
          </table:table-cell>
          <table:table-cell office:value-type="string">
            <text:p>346:7dc3e7d42b52</text:p>
          </table:table-cell>
          <table:table-cell office:value-type="string">
            <text:p>max</text:p>
          </table:table-cell>
          <table:table-cell/>
          <table:table-cell office:value-type="string">
            <text:p>ukweb2002</text:p>
          </table:table-cell>
          <table:table-cell office:value-type="float" office:value="528297">
            <text:p>528297</text:p>
          </table:table-cell>
          <table:table-cell office:value-type="float" office:value="364009">
            <text:p>364009</text:p>
          </table:table-cell>
          <table:table-cell office:value-type="string">
            <text:p>0.972622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3-02-07T19:28:00">
            <text:p>07.02.13 19:28</text:p>
          </table:table-cell>
          <table:table-cell office:value-type="string">
            <text:p>LabelPropagation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J14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venir Light" svg:font-family="'Avenir Light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0.00.0000</text:date>, <text:time style:data-style-name="N2" text:time-value="0000-00-00T17:52:02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4T09:52:21</meta:creation-date>
    <dc:date>2013-02-07T20:32:25</dc:date>
    <meta:editing-duration>PT2H56M42S</meta:editing-duration>
    <meta:editing-cycles>23</meta:editing-cycles>
    <meta:generator>LibreOffice/3.6$MacOSX_x86 LibreOffice_project/e29a214-2bbed72-0621de6-a97528c-8f066d</meta:generator>
    <meta:document-statistic meta:table-count="1" meta:cell-count="116" meta:object-count="0"/>
  </office:meta>
</office:document-meta>
</file>